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</office:automatic-styles>
  <office:body>
    <office:text>
      <delta:tracked-changes>
        <delta:change-transaction delta:change-id="D">
          <delta:change-info>
            <dc:creator>John Smith</dc:creator>
            <dc:date>2010-06-21T16:45:00</dc:date>
          </delta:change-info>
        </delta:change-transaction>
      </delta:tracked-changes>
      <text:h text:outline-level="1" text:style-name="P1">Simple Paragraph Deletion</text:h>
      <text:p text:style-name="P2">In this example, the following paragraph will be completely deleted. No other changes will be made.</text:p>
      <delta:removed-content delta:removal-change-idref="D">
        <text:p text:style-name="P2"><text:span text:style-name="T1">This paragraph will be deleted.</text:span></text:p>
      </delta:removed-conten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0T16:46:10</dc:date>
    <meta:creation-date>2010-06-21T16:41:36</meta:creation-date>
    <dc:creator>Tristan Mitchell</dc:creator>
  </office:meta>
</office:document-meta>
</file>